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Normal" style:family="paragraph">
      <style:text-properties fo:font-style="italic" style:font-style-asian="italic" style:font-style-complex="italic"/>
    </style:style>
    <style:style style:name="P6" style:parent-style-name="Normal" style:family="paragraph">
      <style:text-properties fo:font-weight="bold" style:font-weight-asian="bold" style:font-weight-complex="bold"/>
    </style:style>
    <style:style style:name="P7" style:parent-style-name="ListParagraph" style:list-style-name="LFO2" style:family="paragraph"/>
    <style:style style:name="P8" style:parent-style-name="ListParagraph" style:list-style-name="LFO2" style:family="paragraph"/>
  </office:automatic-styles>
  <office:body>
    <office:text text:use-soft-page-breaks="true">
      <text:p text:style-name="P1"/>
      <text:h text:style-name="Heading1" text:outline-level="1">Research Proposal</text:h>
      <text:p text:style-name="Subtitle">Leveraging BERTopic for Analysis of Kink/Fetish Subreddits: Toward a Comprehensive Measure of Legal Paraphilia</text:p>
      <text:p text:style-name="Normal"/>
      <text:p text:style-name="Normal"><text:span text:style-name="SubtleEmphasis">Background</text:span></text:p>
      <text:p text:style-name="Normal">Paraphilias encompass a wide range of sexual interests that deviate from societal norms, which may include both legally acceptable practices and those that are unlawful. Understanding and distinguishing these has significant implications for both psychological research and legal frameworks. The American Psychiatric Association defines paraphilias as intense and persistent sexual interests other than sexual interest in genital stimulation or preparatory fondling with phenotypically normal, physically mature, consenting human partners (American Psychiatric Association, 2013). While most paraphilias are not inherently problematic, some interests can become distressing or harmful, warranting therapeutic intervention.</text:p>
      <text:p text:style-name="Normal">The prevailing measures of paraphilic interests predominantly focus on those that are unlawful or clinically significant, which leaves a substantial gap in the understanding and assessment of legal paraphilias. Such an oversight is problematic as it neglects the spectrum of benign yet atypical sexual interests that are neither harmful nor distressing to individuals or others. A comprehensive measure for legal paraphilias is crucial for fostering a<text:s/>comprehensive<text:s/>understanding of sexual diversity in the general population, facilitating research into how these interests correlate with various personality traits and psychological conditions. For example, there is emerging evidence suggesting a higher prevalence of paraphilic interests among individuals with Autism Spectrum Disorder (ASD) compared to the neurotypical population (Turner, Briken, &amp; Schöttle, 2019). The ability to quantitatively assess such legal paraphilias would enable researchers to explore potential causal relationships or co-occurrences, ultimately enhancing tailored therapeutic interventions and promoting greater sexual well-being without stigmatisation.<text:s/></text:p>
      <text:p text:style-name="Normal">Recent advances in natural language processing (NLP), specifically the development of models like BERT (Bidirectional Encoder Representations from Transformers) and its adaptation for topical analysis in the BERTopic model (Grootendorst, 2020), offer new methodologies for analysing large volumes of unstructured text data. BERTopic employs machine learning algorithms to identify patterns and themes in textual data, making it an ideal tool to analyse discussions within various online communities, such as subreddit forums dedicated to specific kinks and fetishes.</text:p>
      <text:p text:style-name="Normal"/>
      <text:p text:style-name="Normal"><text:span text:style-name="SubtleEmphasis">Objectives</text:span></text:p>
      <text:list text:style-name="LFO1" text:continue-numbering="true">
        <text:list-item>
          <text:p text:style-name="P2">To analyse the language and topics prevalent in hundreds of kink/fetish-related subreddit pages using the BERTopic model.</text:p>
        </text:list-item>
        <text:list-item>
          <text:p text:style-name="P3">To identify the predominant themes and their variations across different communities within the legal boundaries of sexual behaviour.</text:p>
        </text:list-item>
        <text:list-item>
          <text:p text:style-name="P4">To develop and validate a comprehensive measure of legal paraphilia that can be used in both clinical and research settings.</text:p>
        </text:list-item>
      </text:list>
      <text:p text:style-name="Normal"><text:span text:style-name="SubtleEmphasis">Methodology</text:span></text:p>
      <text:p text:style-name="Normal">Data will be collected from several hundred subreddit pages related to kink and fetish topics. The selection of these pages will be based on their activity level and the diversity of topics discussed. Instead of using Reddit’s API directly, the dataset will be downloaded from a comprehensive archive hosted on Pushshift, a platform known for its large-scale Reddit data collections. Specifically, the data will be sourced from the collection detailed in a post on the Pushshift subreddit (https://www.reddit.com/r/pushshift/comments/1akrhg3/separate_dump_files_for_the_top_40k_subreddits/). This collection includes separate dump files for the top 40,000 subreddits; including posts and comments, facilitating a rich and varied dataset suitable for in-depth analysis. This method ensures access to a well-organized and extensive set of historical and current subreddit discussions, ideal for our analysis.</text:p>
      <text:p text:style-name="Normal"><text:span text:style-name="SubtleEmphasis">Data Analys</text:span><text:span text:style-name="SubtleEmphasis">e</text:span><text:span text:style-name="SubtleEmphasis">s</text:span></text:p>
      <text:p text:style-name="Normal">The BERTopic model will be employed to perform topic<text:s/>modelling<text:s/>on the extracted text data. This model will help in clustering similar text entries together and identifying the underlying topics discussed across different subreddit communities. The analysis will focus on understanding the linguistic structure, frequency, and context of terms associated with<text:s/>paraphilic<text:s/>interests.</text:p>
      <text:p text:style-name="P5">Measure Development</text:p>
      <text:p text:style-name="Normal">Based on the analysis, a draft measure of legal paraphilia will be created. This measure will include a scale that reflects the intensity and nature of paraphilic interests within legal constraints. The initial version of the measure will be reviewed and critiqued by experts in psychology and sexology.</text:p>
      <text:p text:style-name="Normal"><text:span text:style-name="SubtleEmphasis">Future v</text:span><text:span text:style-name="SubtleEmphasis">alidation</text:span></text:p>
      <text:p text:style-name="Normal">The draft measure will be validated through both qualitative and quantitative research methods. Focus groups from the kink community will be invited to discuss and provide feedback on the relevance and comprehensiveness of the measure. A pilot study will<text:s/><text:soft-page-break/>then be conducted using a representative sample from the general population to test the measure’s reliability and validity.</text:p>
      <text:p text:style-name="Normal"/>
      <text:p text:style-name="P6">Expected Outcomes</text:p>
      <text:p text:style-name="Normal"><text:span text:style-name="SubtleEmphasis">The study is expected to provide:</text:span></text:p>
      <text:list text:style-name="LFO2" text:continue-numbering="true">
        <text:list-item>
          <text:p text:style-name="P7">A deep linguistic and thematic understanding of legal paraphilic interests as discussed in online kink/fetish communities.</text:p>
        </text:list-item>
        <text:list-item>
          <text:p text:style-name="P8">A validated and reliable measure of legal paraphilia that can adapt to evolving norms and practices, aiding in clinical assessments and research studies.</text:p>
        </text:list-item>
      </text:list>
      <text:p text:style-name="Normal"/>
      <text:p text:style-name="Normal">References</text:p>
      <text:p text:style-name="Normal">American Psychiatric Association. (2013). Diagnostic and statistical manual of mental disorders (5th ed.). Arlington, VA: Author.</text:p>
      <text:p text:style-name="Normal">Grootendorst, M. (2020). BERTopic: Leveraging BERT and c-TF-IDF to create easily interpretable topics. arXiv preprint arXiv:2203.0579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lisa Solaris</meta:initial-creator>
    <dc:creator>Elisa Solaris</dc:creator>
    <meta:creation-date>2024-05-13T12:49:00Z</meta:creation-date>
    <dc:date>2024-05-13T13:06:00Z</dc:date>
    <meta:template xlink:href="Normal.dotm" xlink:type="simple"/>
    <meta:editing-cycles>1</meta:editing-cycles>
    <meta:editing-duration>PT1020S</meta:editing-duration>
    <meta:user-defined meta:name="GrammarlyDocumentId">b186f906-b196-4735-82ed-dd246093c1c2</meta:user-defined>
    <meta:document-statistic meta:page-count="3" meta:paragraph-count="25" meta:word-count="757" meta:character-count="5586" meta:row-count="86" meta:non-whitespace-character-count="4848"/>
  </office:meta>
</office:document-meta>
</file>